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Exception Granted&quot;" style:apply-style-name="Light_20_Green_20_Fill" style:base-cell-address="'DATE (24-11-21)'.D8"/>
      <style:map style:condition="cell-content()=&quot;Compliance Expected&quot;" style:apply-style-name="Yellow_20_Fill" style:base-cell-address="'DATE (24-11-21)'.D8"/>
      <style:map style:condition="cell-content()=&quot;Compliant&quot;" style:apply-style-name="Dark_20_Green_20_Fill" style:base-cell-address="'DATE (24-11-21)'.D8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8" style:family="table-cell" style:parent-style-name="Default">
      <style:table-cell-properties fo:border="none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wrap-option="wrap" fo:border="0.74pt solid #000000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10" style:family="table-cell" style:parent-style-name="Default">
      <style:table-cell-properties fo:background-color="#dee6ef" fo:wrap-option="wrap" fo:border="0.74pt solid #000000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1)'.D6">
          <table:error-message table:message-type="stop" table:display="true"/>
        </table:content-validation>
        <table:content-validation table:name="val2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1)'.D8">
          <table:error-message table:message-type="stop" table:display="true"/>
        </table:content-validation>
        <table:content-validation table:name="val3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1)'.D8">
          <table:error-message table:message-type="stop" table:display="true"/>
        </table:content-validation>
      </table:content-validations>
      <table:table table:name="DATE (24-11-2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8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84" office:value-type="string" calcext:value-type="string" table:number-columns-spanned="1" table:number-rows-spanned="3">
            <text:p>Huehuecoyotl22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85"/>
          <table:covered-table-cell table:number-columns-repeated="2" table:style-name="ce98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89"/>
          <table:covered-table-cell table:number-columns-repeated="2" table:style-name="ce98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8" office:value-type="string" calcext:value-type="string">
            <text:p>Status</text:p>
          </table:table-cell>
          <table:table-cell table:style-name="ce98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8"/>
        </table:table-row>
        <table:table-row table:style-name="ro1">
          <table:table-cell table:style-name="ce3" office:value-type="string" calcext:value-type="string">
            <text:p>CSRM-SPC-02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style-name="ce76" table:content-validation-name="val1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Fragmen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Voi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Fragmen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Voi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 office:value-type="string" calcext:value-type="string">
            <text:p>When LOW_RESOURCE is selected the space terrain is no longer walkable or buildable.</text:p>
          </table:table-cell>
        </table:table-row>
        <table:table-row table:style-name="ro1">
          <table:table-cell table:style-name="ce4"/>
          <table:table-cell office:value-type="string" calcext:value-type="string">
            <text:p>6.E</text:p>
          </table:table-cell>
          <table:table-cell office:value-type="string" calcext:value-type="string">
            <text:p>Terrain, Fores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Fragmen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Voi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ce Expected</text:p>
          </table:table-cell>
          <table:table-cell office:value-type="string" calcext:value-type="string">
            <text:p>No contingency for converting void gold piles to oysters for antiquity mode.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2"/>
          <table:table-cell table:style-name="ce73"/>
          <table:table-cell table:style-name="ce81" table:content-validation-name="val3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2" office:value-type="string" calcext:value-type="string">
            <text:p>Compliance Expected</text:p>
          </table:table-cell>
          <table:table-cell/>
          <table:table-cell table:content-validation-name="val3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 office:value-type="string" calcext:value-type="string">
            <text:p>Try again! Some of these properties are incorrect!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Map is not nomadic</text:p>
          </table:table-cell>
          <table:table-cell table:content-validation-name="val3" office:value-type="string" calcext:value-type="string">
            <text:p>Not-Applicable</text:p>
          </table:table-cell>
          <table:table-cell office:value-type="string" calcext:value-type="string">
            <text:p>Map is not nomadic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2"/>
          <table:table-cell table:style-name="ce73"/>
          <table:table-cell table:style-name="ce81" table:content-validation-name="val3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 office:value-type="string" calcext:value-type="string">
            <text:p>Spec Link out of date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 office:value-type="string" calcext:value-type="string">
            <text:p>Header does not authorize use of this map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 office:value-type="string" calcext:value-type="string">
            <text:p>999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Exception Granted</text:p>
          </table:table-cell>
          <table:table-cell office:value-type="string" calcext:value-type="string">
            <text:p>1v1 map size only slightly increased.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 office:value-type="string" calcext:value-type="string">
            <text:p>Not very much room, but random within neutral land constraints.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rees with rock graphics, huntable penguins</text:p>
          </table:table-cell>
          <table:table-cell table:content-validation-name="val3" office:value-type="string" calcext:value-type="string">
            <text:p>Non-Compliant</text:p>
          </table:table-cell>
          <table:table-cell table:style-name="ce110" office:value-type="string" calcext:value-type="string">
            <text:p>The following rule changes are authorized by CSRM-SPC-02:</text:p>
            <text:p>- Choppable rocks with wood storage</text:p>
            <text:p>- Huntable penguins</text:p>
            <text:p/>
            <text:p>The following rule changes are not mentioned by CSRM-SPC-02 or GRSM-SPC-1 and are therefore not allowed (LOW_RESOURCES):</text:p>
            <text:p>- Boars behave differently, do not retaliate against attacking villagers or units.</text:p>
            <text:p>- Sheep look like wolves.</text:p>
            <text:p/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2" office:value-type="string" calcext:value-type="string">
            <text:p>Compliance Expected</text:p>
          </table:table-cell>
          <table:table-cell table:style-name="ce91" office:value-type="string" calcext:value-type="string">
            <text:p>Last time we applied that the attacking units (eruptions) only are there at low resource lobby settings, but they could be completely removed.</text:p>
          </table:table-cell>
          <table:table-cell table:content-validation-name="val3" office:value-type="string" calcext:value-type="string">
            <text:p>Compliance Expected</text:p>
          </table:table-cell>
          <table:table-cell table:style-name="ce110" office:value-type="string" calcext:value-type="string">
            <text:p>Invisible combatant units could be allowed if they were mentioned in the component spec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 office:value-type="string" calcext:value-type="string">
            <text:p>Trade is not disabled when LOW_RESOURCE is selected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1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5])" office:value-type="float" office:value="6" calcext:value-type="float" table:number-columns-spanned="2" table:number-rows-spanned="1">
            <text:p>6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1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1];[.A87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8:.$F$81];[.A87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1];[.A8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8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1];[.A89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8:.$F$81];[.A89])" office:value-type="float" office:value="42" calcext:value-type="float" table:number-columns-spanned="2" table:number-rows-spanned="1">
            <text:p>42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1];[.A90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1];[.A90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21)'.F41:'DATE (24-11-21)'.F43 'DATE (24-11-21)'.F45:'DATE (24-11-21)'.F45 'DATE (24-11-21)'.F47:'DATE (24-11-21)'.F50 'DATE (24-11-21)'.F52:'DATE (24-11-21)'.F55 'DATE (24-11-21)'.F57:'DATE (24-11-21)'.F57 'DATE (24-11-21)'.F59:'DATE (24-11-21)'.F60 'DATE (24-11-21)'.F62:'DATE (24-11-21)'.F64 'DATE (24-11-21)'.F66:'DATE (24-11-21)'.F73 'DATE (24-11-21)'.F75:'DATE (24-11-21)'.F75 'DATE (24-11-21)'.F77:'DATE (24-11-21)'.F77 'DATE (24-11-21)'.F79:'DATE (24-11-21)'.F79 'DATE (24-11-21)'.F81:'DATE (24-11-21)'.F81 'DATE (24-11-21)'.D41:'DATE (24-11-21)'.D43 'DATE (24-11-21)'.D45:'DATE (24-11-21)'.D45 'DATE (24-11-21)'.D47:'DATE (24-11-21)'.D50 'DATE (24-11-21)'.D52:'DATE (24-11-21)'.D55 'DATE (24-11-21)'.D57:'DATE (24-11-21)'.D57 'DATE (24-11-21)'.D59:'DATE (24-11-21)'.D60 'DATE (24-11-21)'.D62:'DATE (24-11-21)'.D64 'DATE (24-11-21)'.D66:'DATE (24-11-21)'.D73 'DATE (24-11-21)'.D75:'DATE (24-11-21)'.D75 'DATE (24-11-21)'.D77:'DATE (24-11-21)'.D77 'DATE (24-11-21)'.D79:'DATE (24-11-21)'.D79 'DATE (24-11-21)'.D81:'DATE (24-11-21)'.D81 'DATE (24-11-21)'.D9:'DATE (24-11-21)'.D38 'DATE (24-11-21)'.F8:'DATE (24-11-21)'.F38">
            <calcext:condition calcext:apply-style-name="Red Fill" calcext:value="=&quot;Non-Compliant&quot;" calcext:base-cell-address="'DATE (24-11-21)'.D8"/>
            <calcext:condition calcext:apply-style-name="Orange Fill" calcext:value="=&quot;Exception Rejected&quot;" calcext:base-cell-address="'DATE (24-11-21)'.D8"/>
            <calcext:condition calcext:apply-style-name="Light Green Fill" calcext:value="=&quot;Compliance Expected&quot;" calcext:base-cell-address="'DATE (24-11-21)'.D8"/>
            <calcext:condition calcext:apply-style-name="Dark Green Fill" calcext:value="=&quot;Exception Granted&quot;" calcext:base-cell-address="'DATE (24-11-21)'.D8"/>
            <calcext:condition calcext:apply-style-name="Emerald Fill" calcext:value="=&quot;Compliant&quot;" calcext:base-cell-address="'DATE (24-11-21)'.D8"/>
            <calcext:condition calcext:apply-style-name="Note" calcext:value="=&quot;Not-Applicable&quot;" calcext:base-cell-address="'DATE (24-11-21)'.D8"/>
            <calcext:condition calcext:apply-style-name="Yellow Fill" calcext:value="=&quot;Exception Requested&quot;" calcext:base-cell-address="'DATE (24-11-21)'.D8"/>
          </calcext:conditional-format>
          <calcext:conditional-format calcext:target-range-address="'DATE (24-11-21)'.D8:'DATE (24-11-21)'.D8">
            <calcext:condition calcext:apply-style-name="Red Fill" calcext:value="=&quot;Non-Compliant&quot;" calcext:base-cell-address="'DATE (24-11-21)'.D8"/>
            <calcext:condition calcext:apply-style-name="Orange Fill" calcext:value="=&quot;Exception Rejected&quot;" calcext:base-cell-address="'DATE (24-11-21)'.D8"/>
            <calcext:condition calcext:apply-style-name="Light Green Fill" calcext:value="=&quot;Exception Granted&quot;" calcext:base-cell-address="'DATE (24-11-21)'.D8"/>
            <calcext:condition calcext:apply-style-name="Yellow Fill" calcext:value="=&quot;Compliance Expected&quot;" calcext:base-cell-address="'DATE (24-11-21)'.D8"/>
            <calcext:condition calcext:apply-style-name="Dark Green Fill" calcext:value="=&quot;Compliant&quot;" calcext:base-cell-address="'DATE (24-11-21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1T20:59:40.808000000</dc:date>
    <meta:editing-duration>P3DT2H40M31S</meta:editing-duration>
    <meta:editing-cycles>213</meta:editing-cycles>
    <meta:generator>LibreOffice/24.8.1.2$Windows_X86_64 LibreOffice_project/87fa9aec1a63e70835390b81c40bb8993f1d4ff6</meta:generator>
    <meta:document-statistic meta:table-count="1" meta:cell-count="272" meta:object-count="0"/>
  </office:meta>
</office:document-meta>
</file>